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180312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19068f" style:font-weight-asian="bold" style:font-weight-complex="bold"/>
    </style:style>
    <style:style style:name="P3" style:family="paragraph" style:parent-style-name="Standard">
      <style:paragraph-properties fo:line-height="100%" fo:text-align="justify" style:justify-single-word="false" style:writing-mode="page"/>
      <style:text-properties fo:font-weight="bold" officeooo:rsid="0019068f" officeooo:paragraph-rsid="0019068f" style:font-weight-asian="bold" style:font-weight-complex="bold"/>
    </style:style>
    <style:style style:name="P4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1aacd6" officeooo:paragraph-rsid="001aacd6" style:font-weight-asian="bold" style:font-weight-complex="bold"/>
    </style:style>
    <style:style style:name="P5" style:family="paragraph" style:parent-style-name="Standard">
      <style:paragraph-properties fo:line-height="100%" fo:text-align="justify" style:justify-single-word="false" style:writing-mode="page"/>
      <style:text-properties fo:font-weight="normal" officeooo:rsid="0019068f" officeooo:paragraph-rsid="0019068f" style:font-weight-asian="normal" style:font-weight-complex="normal"/>
    </style:style>
    <style:style style:name="P6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9068f" officeooo:paragraph-rsid="0019068f" style:font-weight-asian="normal" style:font-weight-complex="normal"/>
    </style:style>
    <style:style style:name="P7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2e76" officeooo:paragraph-rsid="001a2e76" style:font-weight-asian="normal" style:font-weight-complex="normal"/>
    </style:style>
    <style:style style:name="P8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9c43" officeooo:paragraph-rsid="001a9c43" style:font-weight-asian="normal" style:font-weight-complex="normal"/>
    </style:style>
    <style:style style:name="P9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a29d" officeooo:paragraph-rsid="001aa29d" style:font-weight-asian="normal" style:font-weight-complex="normal"/>
    </style:style>
    <style:style style:name="P10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acd6" officeooo:paragraph-rsid="001aacd6" style:font-weight-asian="normal" style:font-weight-complex="normal"/>
    </style:style>
    <style:style style:name="P11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acd6" officeooo:paragraph-rsid="001cf84f" style:font-weight-asian="normal" style:font-weight-complex="normal"/>
    </style:style>
    <style:style style:name="P12" style:family="paragraph" style:parent-style-name="Standard">
      <style:paragraph-properties fo:line-height="100%" fo:text-align="justify" style:justify-single-word="false" style:writing-mode="page"/>
      <style:text-properties fo:font-weight="normal" officeooo:rsid="001aacd6" officeooo:paragraph-rsid="001aacd6" style:font-weight-asian="normal" style:font-weight-complex="normal"/>
    </style:style>
    <style:style style:name="P13" style:family="paragraph" style:parent-style-name="Standard">
      <style:paragraph-properties fo:line-height="100%" fo:text-align="center" style:justify-single-word="false" style:writing-mode="page"/>
      <style:text-properties fo:font-weight="normal" officeooo:rsid="001aacd6" officeooo:paragraph-rsid="001aacd6" style:font-weight-asian="normal" style:font-weight-complex="normal"/>
    </style:style>
    <style:style style:name="P14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9068f" officeooo:paragraph-rsid="0019068f" fo:background-color="transparent" style:font-weight-asian="normal" style:font-weight-complex="normal"/>
    </style:style>
    <style:style style:name="P15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2e76" officeooo:paragraph-rsid="001a2e76" fo:background-color="transparent" style:font-weight-asian="normal" style:font-weight-complex="normal"/>
    </style:style>
    <style:style style:name="P16" style:family="paragraph">
      <loext:graphic-properties draw:fill-color="#000000"/>
      <style:paragraph-properties fo:text-align="center"/>
    </style:style>
    <style:style style:name="T1" style:family="text">
      <style:text-properties officeooo:rsid="001a2e76"/>
    </style:style>
    <style:style style:name="T2" style:family="text">
      <style:text-properties officeooo:rsid="001aa29d"/>
    </style:style>
    <style:style style:name="T3" style:family="text">
      <style:text-properties officeooo:rsid="001aacd6"/>
    </style:style>
    <style:style style:name="T4" style:family="text">
      <style:text-properties officeooo:rsid="001b3ee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JIAN AKHIR SEMESTER</text:p>
      <text:p text:style-name="P1">MADRASAH DINIYAH AL MUBAROKAH</text:p>
      <text:p text:style-name="P1">TAHUN PELAJARAN 2016/2017</text:p>
      <text:p text:style-name="P1"><draw:line text:anchor-type="paragraph" draw:z-index="0" draw:name="Shape1" draw:style-name="gr1" draw:text-style-name="P16" svg:x1="-0.034cm" svg:y1="0.245cm" svg:x2="17.058cm" svg:y2="0.298cm"><text:p/></draw:line></text:p>
      <text:section text:style-name="Sect1" text:name="Section1">
        <text:p text:style-name="P2">NAMA<text:tab/>:</text:p>
        <text:p text:style-name="P2">KELAS<text:tab/>: <text:span text:style-name="T2">VI (ENAM)</text:span></text:p>
        <text:p text:style-name="P2"><draw:line text:anchor-type="paragraph" draw:z-index="1" draw:name="Shape1" draw:style-name="gr1" draw:text-style-name="P16" svg:x1="-0.026cm" svg:y1="0.261cm" svg:x2="17.085cm" svg:y2="0.293cm"><text:p/></draw:line></text:p>
        <text:p text:style-name="P2">SOAL<text:tab/>:<text:tab/><text:span text:style-name="T2">TAJWID</text:span></text:p>
        <text:p text:style-name="P2">HARI<text:tab/>:</text:p>
      </text:section>
      <text:p text:style-name="P3">A. PERTANYAAN PILIHAN</text:p>
      <text:p text:style-name="P3">Berilah tanda silang (x) pada jawaban pertanyaan di bawah ini !</text:p>
      <text:p text:style-name="P5"/>
      <text:p text:style-name="P6">1.<text:tab/>Madd Ashli adalah …..</text:p>
      <text:section text:style-name="Sect1" text:name="Section2">
        <text:p text:style-name="P14"><text:tab/>A. Madd yang berdiri sendiri</text:p>
        <text:p text:style-name="P14"><text:tab/>B. Madd pengganti</text:p>
        <text:p text:style-name="P14"><text:tab/>C. <text:span text:style-name="T1">Madd yang pasti</text:span></text:p>
        <text:p text:style-name="P15"><text:tab/>D. Madd yang ada pada satu kata</text:p>
      </text:section>
      <text:p text:style-name="P7"/>
      <text:p text:style-name="P8">2.<text:tab/>Madd yang merupakan hukum tambahan dari Madd Ashli disebut …</text:p>
      <text:section text:style-name="Sect1" text:name="Section3">
        <text:p text:style-name="P8"><text:tab/>A. Madd Thobii</text:p>
        <text:p text:style-name="P8"><text:tab/>B. Madd Lazim</text:p>
        <text:p text:style-name="P8"><text:tab/>C. Madd Far’i</text:p>
        <text:p text:style-name="P8"><text:s/><text:tab/>D. Madd Jaiz</text:p>
      </text:section>
      <text:p text:style-name="P8"/>
      <text:p text:style-name="P8">3.<text:tab/><text:span text:style-name="T2">Yang tidak termasuk Madd Far’i adalah kecuali ?</text:span></text:p>
      <text:section text:style-name="Sect1" text:name="Section4">
        <text:p text:style-name="P9"><text:tab/>A. Alif lam qomariah</text:p>
        <text:p text:style-name="P9"><text:tab/>B. Madd lin</text:p>
        <text:p text:style-name="P9"><text:tab/>C. Mad jaiz</text:p>
        <text:p text:style-name="P9"><text:tab/>D. Madd wajib</text:p>
      </text:section>
      <text:p text:style-name="P9"/>
      <text:p text:style-name="P9">4.<text:tab/>Apabila huruf Madd Ashli pada satu kata bertemu dengan hamzah di kata yang lain disebut …</text:p>
      <text:section text:style-name="Sect1" text:name="Section5">
        <text:p text:style-name="P9"><text:tab/>A. Madd wajib munfashit</text:p>
        <text:p text:style-name="P9"><text:tab/>B. Madd jaiz muttashil</text:p>
        <text:p text:style-name="P9"><text:tab/>C. Madd lazim</text:p>
        <text:p text:style-name="P9"><text:tab/>D. Madd badal</text:p>
        <text:p text:style-name="P9"/>
      </text:section>
      <text:p text:style-name="P9"/>
      <text:p text:style-name="P9">5.<text:tab/> <text:s text:c="33"/>adalah contoh dari …</text:p>
      <text:p text:style-name="P9"><text:s/></text:p>
      <text:section text:style-name="Sect1" text:name="Section6">
        <text:p text:style-name="P9"><text:tab/>A. Madd jaiz muttashil</text:p>
        <text:p text:style-name="P9"><text:tab/>B. Madd wajib munfasil</text:p>
        <text:p text:style-name="P9"><text:tab/>C. Madd badal</text:p>
        <text:p text:style-name="P9"><text:tab/>D. Madd lazim</text:p>
      </text:section>
      <text:p text:style-name="P9"/>
      <text:p text:style-name="P9">6.<text:tab/>Cara membaca madd wajib munfashil adalah ….</text:p>
      <text:section text:style-name="Sect1" text:name="Section7">
        <text:p text:style-name="P9"><text:tab/>A. Harus panjang 2 harokat</text:p>
        <text:p text:style-name="P9"><text:tab/>B. Harus panjang 3 harokat</text:p>
        <text:p text:style-name="P9"><text:tab/>C. Harus panjang lima harokat</text:p>
        <text:p text:style-name="P9"><text:tab/>D. Harus panjang 8 harokat</text:p>
      </text:section>
      <text:p text:style-name="P9"/>
      <text:p text:style-name="P9">7.<text:tab/>Contoh dari madd wajib munfashil adalah …</text:p>
      <text:p text:style-name="P9"/>
      <text:section text:style-name="Sect1" text:name="Section16">
        <text:p text:style-name="P9"><text:tab/>A.</text:p>
        <text:p text:style-name="P9"/>
        <text:p text:style-name="P9"><text:tab/>B.</text:p>
        <text:p text:style-name="P9"><text:tab/>C.</text:p>
        <text:p text:style-name="P9"/>
        <text:p text:style-name="P9"><text:tab/>D.</text:p>
      </text:section>
      <text:p text:style-name="P9"/>
      <text:p text:style-name="P9">8.<text:tab/>Madd lazim terdiri dari berapa bagian ….</text:p>
      <text:section text:style-name="Sect1" text:name="Section8">
        <text:p text:style-name="P9"><text:tab/>A. Lima</text:p>
        <text:p text:style-name="P9"><text:tab/>B. Tiga</text:p>
        <text:p text:style-name="P9"><text:tab/>C. Dua</text:p>
        <text:p text:style-name="P9"><text:tab/>D. Empat</text:p>
      </text:section>
      <text:p text:style-name="P9"/>
      <text:p text:style-name="P9">9.<text:tab/>Yang tidak termasuk madd lazim adalah……</text:p>
      <text:section text:style-name="Sect1" text:name="Section9">
        <text:p text:style-name="P9"><text:tab/>A. Madd lazim harfi musyba</text:p>
        <text:p text:style-name="P9"><text:tab/>B. Madd lazim harfi mukhofsaf</text:p>
        <text:p text:style-name="P9"><text:tab/>C. Madd lazim kalimi mursaqqol</text:p>
        <text:p text:style-name="P9"><text:tab/>D. Madd aridl lissukun</text:p>
      </text:section>
      <text:p text:style-name="P9">10.<text:tab/> <text:s text:c="22"/><text:span text:style-name="T3">adalah contoh dari madd lazim …</text:span></text:p>
      <text:p text:style-name="P9"/>
      <text:section text:style-name="Sect1" text:name="Section10">
        <text:p text:style-name="P10"><text:tab/>A. Harfi musyba mutsaqqol</text:p>
        <text:p text:style-name="P10"><text:tab/>B. Harfi mukhoffaf</text:p>
        <text:p text:style-name="P10"><text:soft-page-break/><text:tab/>C. Harfi musyba mukhoffaf</text:p>
        <text:p text:style-name="P10"><text:tab/>D. Kalimi mukhoffaf</text:p>
      </text:section>
      <text:p text:style-name="P10"/>
      <text:p text:style-name="P10">11.<text:tab/>Contoh dari madd lazim harfi mukhoffaf adalah …..</text:p>
      <text:p text:style-name="P10"/>
      <text:section text:style-name="Sect1" text:name="Section15">
        <text:p text:style-name="P10"><text:tab/>A.</text:p>
        <text:p text:style-name="P10"/>
        <text:p text:style-name="P10"><text:tab/>B.</text:p>
        <text:p text:style-name="P10"/>
        <text:p text:style-name="P10"><text:tab/>C.</text:p>
        <text:p text:style-name="P10"/>
        <text:p text:style-name="P10"><text:tab/>D.</text:p>
      </text:section>
      <text:p text:style-name="P10"/>
      <text:p text:style-name="P10">12.<text:tab/>Apabila wau dan ya berharokat sukun dan huruf sebelumnya berharokat fathah disebut ….</text:p>
      <text:section text:style-name="Sect1" text:name="Section11">
        <text:p text:style-name="P11"><text:tab/>A. Madd shilah</text:p>
        <text:p text:style-name="P10"><text:tab/>B. Madd lin</text:p>
        <text:p text:style-name="P10"><text:tab/>C. Madd badal</text:p>
        <text:p text:style-name="P10"><text:tab/>D. Madd iwadl</text:p>
      </text:section>
      <text:p text:style-name="P10"/>
      <text:p text:style-name="P10">13.<text:tab/>Contoh dari huruf lin adalah ……</text:p>
      <text:p text:style-name="P10"/>
      <text:section text:style-name="Sect1" text:name="Section12">
        <text:p text:style-name="P10"><text:tab/>A</text:p>
        <text:p text:style-name="P10"/>
        <text:p text:style-name="P10"><text:tab/>B</text:p>
        <text:p text:style-name="P10"/>
        <text:p text:style-name="P10"><text:tab/>C</text:p>
        <text:p text:style-name="P10"/>
        <text:p text:style-name="P10"><text:tab/>D</text:p>
      </text:section>
      <text:p text:style-name="P10"/>
      <text:p text:style-name="P10">14.<text:tab/>Madd shilah terdiri dari berapa bagian ….</text:p>
      <text:section text:style-name="Sect1" text:name="Section13">
        <text:p text:style-name="P10"><text:tab/>A. Lima</text:p>
        <text:p text:style-name="P10"><text:tab/>B. Empat</text:p>
        <text:p text:style-name="P10"><text:tab/>C. Dua</text:p>
        <text:p text:style-name="P10"><text:tab/>D. Tiga</text:p>
      </text:section>
      <text:p text:style-name="P10"/>
      <text:p text:style-name="P10">15.<text:tab/>Pemberhentian bacaan pada akhir kata / kalimat huruf sebelum huruf yang diwakafkan salah <text:tab/>satu dari madd thobii adalah pengertian dari ……</text:p>
      <text:section text:style-name="Sect1" text:name="Section14">
        <text:p text:style-name="P10"><text:tab/>A. Madd iwadl</text:p>
        <text:p text:style-name="P10"><text:tab/>B. Madd shilah</text:p>
        <text:p text:style-name="P10"><text:tab/>C. Lazim harfi musyba</text:p>
        <text:p text:style-name="P10"><text:tab/>D. Madd aridl lissukun</text:p>
      </text:section>
      <text:p text:style-name="P10"/>
      <text:p text:style-name="P4">B.<text:tab/>PERTANYAAN ESSEY</text:p>
      <text:p text:style-name="P4"><text:tab/>Jawablah pertanyaan essey di bawah ini dengan jelas dan tepat !</text:p>
      <text:p text:style-name="P4"/>
      <text:p text:style-name="P10">1.<text:tab/>Apa pengertian dari Madd shilah ?</text:p>
      <text:p text:style-name="P10">2.<text:tab/>Tuliskan contoh dari Madd lazim kalimi mutsaqqol ?</text:p>
      <text:p text:style-name="P10">3.<text:tab/>Bagaimana cara membaca madd lazim harfi musyba mutsaqqol?</text:p>
      <text:p text:style-name="P10">4.<text:tab/>Tuliskan surat Al Fajr ayat 1- 7?</text:p>
      <text:p text:style-name="P10">5.<text:tab/>Tuliskan contoh dari Madd aridl lissukun?</text:p>
      <text:p text:style-name="P10"/>
      <text:p text:style-name="P10"/>
      <text:p text:style-name="P12"/>
      <text:p text:style-name="P13">“<text:span text:style-name="T4">SELAMAT MENGERJAKAN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7-05-30T11:27:32.210992473</meta:creation-date>
    <meta:generator>LibreOffice/5.3.3.2$Linux_X86_64 LibreOffice_project/30m0$Build-2</meta:generator>
    <dc:date>2017-05-30T12:24:14.222908870</dc:date>
    <dc:creator>Richie Rahmat Hidayat</dc:creator>
    <meta:editing-duration>PT35M3S</meta:editing-duration>
    <meta:editing-cycles>14</meta:editing-cycles>
    <meta:document-statistic meta:table-count="0" meta:image-count="0" meta:object-count="0" meta:page-count="2" meta:paragraph-count="93" meta:word-count="415" meta:character-count="2317" meta:non-whitespace-character-count="1873"/>
  </office:meta>
</office:document-meta>
</file>